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draw:fill="none" fo:min-height="12.839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5cm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8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9" style:family="presentation" style:parent-style-name="Title_20_and_20_Content-title">
      <style:graphic-properties fo:min-height="3.174cm"/>
    </style:style>
    <style:style style:name="pr10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text-align="start" style:font-independent-line-spacing="true"/>
      <style:text-properties fo:font-size="32pt" style:font-size-asian="32pt" style:font-size-complex="32pt"/>
    </style:style>
    <style:style style:name="P9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10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3pt" style:font-size-asian="13pt" style:font-size-complex="13pt" fo:hyphenate="false"/>
    </style:style>
    <style:style style:name="P14" style:family="paragraph">
      <style:paragraph-properties fo:text-align="start" style:font-independent-line-spacing="true"/>
      <style:text-properties fo:font-size="13pt" style:font-size-asian="13pt" style:font-size-complex="13pt"/>
    </style:style>
    <style:style style:name="P15" style:family="paragraph">
      <style:paragraph-properties fo:margin-left="0cm" fo:margin-right="0cm" fo:margin-top="0.14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.13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.15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1.27cm" fo:margin-right="0cm" fo:margin-top="0.141cm" fo:margin-bottom="0cm" fo:text-indent="0cm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07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text-properties fo:font-size="36pt" style:font-size-asian="36pt" style:font-size-complex="3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8b8b8b" style:text-line-through-style="none" style:text-line-through-type="none" style:text-position="super 58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1pt" fo:letter-spacing="normal" fo:font-style="normal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19pt" fo:letter-spacing="normal" fo:font-style="normal" style:text-underline-style="none" fo:font-weight="bold" style:font-size-asian="19pt" style:font-style-asian="normal" style:font-weight-asian="bold" style:font-size-complex="19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What is rvalue reference?</text:span>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Arash</text:span></text:p>
            <text:p text:style-name="P3"><text:span text:style-name="T2">November 1, 2014</text:span></text:p>
            <text:p text:style-name="P3"><text:span text:style-name="T3"/></text:p>
            <text:p text:style-name="P3"><text:span text:style-name="T3">Season 1, Episode 2</text:span></text:p>
            <text:p text:style-name="P3"><text:span text:style-name="T3">CodenGro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value and rvalue definition in C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value and rvalue definition in C</text:span></text:p>
          </draw:text-box>
        </draw:frame>
        <draw:frame draw:name="Content Placeholder 2" presentation:style-name="pr5" draw:text-style-name="P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4">lvalue can appear in the left and right side of the assignment</text:span></text:p>
              </text:list-item>
              <text:list-item>
                <text:p text:style-name="P5"><text:span text:style-name="T4">rvalue always appear in the right side of the assignment</text:span></text:p>
              </text:list-item>
            </text:list>
            <text:p text:style-name="P6"><text:span text:style-name="T4"/></text:p>
            <text:p text:style-name="P7"><text:span text:style-name="T5"><text:tab/></text:span><text:span text:style-name="T5">int a= 42; // a is lvalue but 42 is rvalue</text:span></text:p>
            <text:p text:style-name="P7"><text:span text:style-name="T5"><text:tab/></text:span><text:span text:style-name="T5">a = b; // a and b are both lvalue</text:span></text:p>
            <text:p text:style-name="P7"><text:span text:style-name="T5"><text:tab/></text:span><text:span text:style-name="T5">int c = a * b; // a*b is rvalue and c is lval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value and rvalue definition in C++" draw:style-name="dp1" draw:master-page-name="Title_20_and_20_Content" presentation:presentation-page-layout-name="AL2T11">
        <draw:frame draw:name="Title 1" presentation:style-name="pr4" draw:text-style-name="P8" draw:layer="layout" svg:width="22.859cm" svg:height="3.174cm" svg:x="1.27cm" svg:y="0.763cm" presentation:class="title" presentation:user-transformed="true">
          <draw:text-box>
            <text:p text:style-name="P1"><text:span text:style-name="T1">lvalue and rvalue definition in C++</text:span></text:p>
          </draw:text-box>
        </draw:frame>
        <draw:frame draw:name="Content Placeholder 2" presentation:style-name="pr7" draw:text-style-name="P9" draw:layer="layout" svg:width="22.03cm" svg:height="4.679cm" svg:x="1.27cm" svg:y="4.445cm" presentation:class="outline" presentation:user-transformed="true">
          <draw:text-box>
            <text:list text:style-name="L2">
              <text:list-item>
                <text:p text:style-name="P5"><text:span text:style-name="T4">lvalue refers to a memory location and allows us to take the address via &amp; operator</text:span></text:p>
              </text:list-item>
              <text:list-item>
                <text:p text:style-name="P5"><text:span text:style-name="T4">rvalue is the opposite</text:span></text:p>
              </text:list-item>
            </text:list>
          </draw:text-box>
        </draw:frame>
        <draw:custom-shape draw:name="Content Placeholder 2" draw:style-name="gr2" draw:text-style-name="P4" draw:layer="layout" svg:width="9.8cm" svg:height="6.2cm" svg:x="1.499cm" svg:y="10.125cm">
          <text:p text:style-name="P6"><text:span text:style-name="T4">int i = 42;</text:span></text:p>
          <text:p text:style-name="P6"><text:span text:style-name="T4">int * p = &amp;i; // i is an lvalue</text:span></text:p>
          <text:p text:style-name="P6"><text:span text:style-name="T4">int &amp; foo() {return i;}</text:span></text:p>
          <text:p text:style-name="P6"><text:span text:style-name="T4">foo() = 43; </text:span></text:p>
          <text:p text:style-name="P6"><text:span text:style-name="T4">int * p1 = &amp;foo(); // foo() is an lvalue because you can get its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3" draw:text-style-name="P4" draw:layer="layout" svg:width="9.8cm" svg:height="4.679cm" svg:x="12.7cm" svg:y="10.114cm"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2" draw:text-style-name="P4" draw:layer="layout" svg:width="11cm" svg:height="4.679cm" svg:x="11.9cm" svg:y="10.125cm">
          <text:p text:style-name="P10"><text:span text:style-name="T6">int foobar();</text:span></text:p>
          <text:p text:style-name="P10"><text:span text:style-name="T6">int j = foobar(); // foobar is an rvalue</text:span></text:p>
          <text:p text:style-name="P10"><text:span text:style-name="T6">j = 42; // 42 is an lvalue</text:span></text:p>
          <text:p text:style-name="P10"><text:span text:style-name="T6">//foobar() = 43; //ERR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Why returning lvalue in a function?" draw:style-name="dp1" draw:master-page-name="Title_20_and_20_Content" presentation:presentation-page-layout-name="AL2T1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y returning lvalue in a function?</text:span></text:p>
          </draw:text-box>
        </draw:frame>
        <draw:frame draw:name="Content Placeholder 2" presentation:style-name="pr5" draw:text-style-name="P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4">The ability of C++ to return lvalues from functions is important for implementing some overloaded operators. </text:span></text:p>
              </text:list-item>
              <text:list-item>
                <text:p text:style-name="P5"><text:span text:style-name="T4">Example: Overloading the brackets operator [] 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7">std::map&lt;</text:span><text:span text:style-name="T8">int</text:span><text:span text:style-name="T7">, </text:span><text:span text:style-name="T8">float</text:span><text:span text:style-name="T7">&gt; mymap;</text:span></text:p>
                  </text:list-item>
                  <text:list-item>
                    <text:p text:style-name="P11"><text:span text:style-name="T7">mymap[10] = 5.6;</text:span></text:p>
                  </text:list-item>
                </text:list>
              </text:list-item>
            </text:list>
            <text:p text:style-name="P5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nversion between lvalue and rvalue" draw:style-name="dp1" draw:master-page-name="Title_20_and_20_Content" presentation:presentation-page-layout-name="AL2T1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version between lvalue and rvalue</text:span></text:p>
          </draw:text-box>
        </draw:frame>
        <draw:frame draw:name="Content Placeholder 2" presentation:style-name="pr5" draw:text-style-name="P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4">lvalue to rvalue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7">int c = a + b; //a and b are both lvalue but the operatior “+” returns “a + b” which is an rvalue.</text:span></text:p>
                  </text:list-item>
                </text:list>
              </text:list-item>
              <text:list-item>
                <text:p text:style-name="P5"><text:span text:style-name="T4">rvalue to lvalue:</text:span></text:p>
                <text:list>
                  <text:list-item>
                    <text:p text:style-name="P11"><text:span text:style-name="T8">int</text:span><text:span text:style-name="T7"> arr[] = {1, 2};</text:span></text:p>
                  </text:list-item>
                  <text:list-item>
                    <text:p text:style-name="P11"><text:span text:style-name="T8">int</text:span><text:span text:style-name="T7">* p = &amp;arr[0];</text:span></text:p>
                  </text:list-item>
                  <text:list-item>
                    <text:p text:style-name="P11"><text:span text:style-name="T7">*(p + 1) = 10; // “p + 1” is an rvalue but operator “*” makes it lval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value reference by example (1)" draw:style-name="dp1" draw:master-page-name="Title_20_and_20_Content" presentation:presentation-page-layout-name="AL2T1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9">rvalue reference by example (1)</text:span></text:p>
          </draw:text-box>
        </draw:frame>
        <draw:frame draw:name="Content Placeholder 2" presentation:style-name="pr7" draw:text-style-name="P4" draw:layer="layout" svg:width="22.859cm" svg:height="1.199cm" svg:x="1.299cm" svg:y="3.924cm" presentation:class="outline" presentation:user-transformed="true">
          <draw:text-box>
            <text:list text:style-name="L2">
              <text:list-item>
                <text:p text:style-name="P12"><text:span text:style-name="T6">Consider the following class</text:span></text:p>
              </text:list-item>
            </text:list>
            <text:p text:style-name="P5"><text:span text:style-name="T4"/></text:p>
          </draw:text-box>
        </draw:frame>
        <draw:custom-shape draw:name="Content Placeholder 2" draw:style-name="gr2" draw:text-style-name="P14" draw:layer="layout" svg:width="12.871cm" svg:height="13.2cm" svg:x="1.099cm" svg:y="5.125cm">
          <text:p text:style-name="P13"><text:span text:style-name="T10">class</text:span><text:span text:style-name="T11"> Intvec { </text:span></text:p>
          <text:p text:style-name="P13"><text:span text:style-name="T10">public</text:span><text:span text:style-name="T11">: </text:span></text:p>
          <text:p text:style-name="P13"><text:span text:style-name="T11"><text:tab/></text:span><text:span text:style-name="T11">Intvec(size_t num = 0) : </text:span></text:p>
          <text:p text:style-name="P13"><text:span text:style-name="T11"><text:s text:c="7"/></text:span><text:span text:style-name="T11"><text:tab/></text:span><text:span text:style-name="T11"><text:tab/></text:span><text:span text:style-name="T11"><text:tab/></text:span><text:span text:style-name="T11"><text:tab/></text:span><text:span text:style-name="T11">m_size(num),</text:span></text:p>
          <text:p text:style-name="P13"><text:span text:style-name="T11"><text:tab/></text:span><text:span text:style-name="T11">m_data(</text:span><text:span text:style-name="T10">new</text:span><text:span text:style-name="T11"> </text:span><text:span text:style-name="T10">int</text:span><text:span text:style-name="T11">[m_size]) {</text:span></text:p>
          <text:p text:style-name="P13"><text:span text:style-name="T11"><text:tab/></text:span><text:span text:style-name="T11"><text:tab/></text:span><text:span text:style-name="T11"> </text:span><text:span text:style-name="T11">log("constructor"); </text:span></text:p>
          <text:p text:style-name="P13"><text:span text:style-name="T11"><text:tab/></text:span><text:span text:style-name="T11">}</text:span></text:p>
          <text:p text:style-name="P13"><text:span text:style-name="T11"><text:tab/></text:span><text:span text:style-name="T11">~Intvec() { </text:span></text:p>
          <text:p text:style-name="P13"><text:span text:style-name="T11"><text:tab/></text:span><text:span text:style-name="T11"><text:tab/></text:span><text:span text:style-name="T11">log("destructor");</text:span></text:p>
          <text:p text:style-name="P13"><text:span text:style-name="T10"><text:tab/></text:span><text:span text:style-name="T10"><text:tab/></text:span><text:span text:style-name="T10">if</text:span><text:span text:style-name="T11"> (m_data) { </text:span></text:p>
          <text:p text:style-name="P13"><text:span text:style-name="T11"><text:tab/></text:span><text:span text:style-name="T11"><text:tab/></text:span><text:span text:style-name="T11"><text:tab/></text:span><text:span text:style-name="T10">delete</text:span><text:span text:style-name="T11">[] m_data;</text:span></text:p>
          <text:p text:style-name="P13"><text:span text:style-name="T11"><text:tab/></text:span><text:span text:style-name="T11"><text:tab/></text:span><text:span text:style-name="T11"><text:tab/></text:span><text:span text:style-name="T11">m_data = 0;</text:span></text:p>
          <text:p text:style-name="P13"><text:span text:style-name="T11"><text:tab/></text:span><text:span text:style-name="T11"><text:tab/></text:span><text:span text:style-name="T11">}</text:span></text:p>
          <text:p text:style-name="P13"><text:span text:style-name="T11"><text:tab/></text:span><text:span text:style-name="T11"> </text:span><text:span text:style-name="T11">}</text:span></text:p>
          <text:p text:style-name="P13"><text:span text:style-name="T11"><text:tab/></text:span><text:span text:style-name="T11">Intvec(</text:span><text:span text:style-name="T10">const</text:span><text:span text:style-name="T11"> Intvec&amp; other) : </text:span></text:p>
          <text:p text:style-name="P13"><text:span text:style-name="T11"><text:tab/></text:span><text:span text:style-name="T11"><text:tab/></text:span><text:span text:style-name="T11">m_size(other.m_size), m_data(</text:span><text:span text:style-name="T10">new</text:span><text:span text:style-name="T11"> </text:span><text:span text:style-name="T10">int</text:span><text:span text:style-name="T11">[m_size]) { </text:span><text:span text:style-name="T11"><text:tab/></text:span><text:span text:style-name="T11"><text:tab/></text:span></text:p>
          <text:p text:style-name="P13"><text:span text:style-name="T11"><text:tab/></text:span><text:span text:style-name="T11"><text:tab/></text:span><text:span text:style-name="T11">log("copy constructor");</text:span></text:p>
          <text:p text:style-name="P13"><text:span text:style-name="T10"><text:tab/></text:span><text:span text:style-name="T10"><text:tab/></text:span><text:span text:style-name="T10">for</text:span><text:span text:style-name="T11"> (size_t i = 0; i &lt; m_size; ++i)</text:span></text:p>
          <text:p text:style-name="P13"><text:span text:style-name="T11"><text:tab/></text:span><text:span text:style-name="T11"><text:tab/></text:span><text:span text:style-name="T11"><text:tab/></text:span><text:span text:style-name="T11">m_data[i] = other.m_data[i];</text:span></text:p>
          <text:p text:style-name="P13"><text:span text:style-name="T11"><text:tab/></text:span><text:span text:style-name="T11">}</text:span></text:p>
          <text:p text:style-name="P13"><text:span text:style-name="T1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10.922cm" svg:height="13.089cm" svg:x="14.224cm" svg:y="5.183cm">
          <draw:text-box>
            <text:p text:style-name="P13"><text:span text:style-name="T11">Intvec&amp; </text:span><text:span text:style-name="T10">operator</text:span><text:span text:style-name="T11">=(</text:span><text:span text:style-name="T10">const</text:span><text:span text:style-name="T11"> Intvec&amp; other) {</text:span></text:p>
            <text:p text:style-name="P13"><text:span text:style-name="T11"><text:tab/></text:span><text:span text:style-name="T11"><text:tab/></text:span><text:span text:style-name="T11">log("copy assignment operator");</text:span></text:p>
            <text:p text:style-name="P13"><text:span text:style-name="T11"><text:tab/></text:span><text:span text:style-name="T11"><text:tab/></text:span><text:span text:style-name="T11">Intvec tmp(other);</text:span></text:p>
            <text:p text:style-name="P13"><text:span text:style-name="T11"><text:tab/></text:span><text:span text:style-name="T11"><text:tab/></text:span><text:span text:style-name="T11">std::swap(m_size, tmp.m_size);</text:span></text:p>
            <text:p text:style-name="P13"><text:span text:style-name="T11"><text:tab/></text:span><text:span text:style-name="T11"><text:tab/></text:span><text:span text:style-name="T11">std::swap(m_data, tmp.m_data);</text:span></text:p>
            <text:p text:style-name="P13"><text:span text:style-name="T10"><text:tab/></text:span><text:span text:style-name="T10"><text:tab/></text:span><text:span text:style-name="T10">return</text:span><text:span text:style-name="T11"> *</text:span><text:span text:style-name="T10">this</text:span><text:span text:style-name="T11">;</text:span></text:p>
            <text:p text:style-name="P13"><text:span text:style-name="T11"><text:tab/></text:span><text:span text:style-name="T11">}</text:span></text:p>
            <text:p text:style-name="P13"><text:span text:style-name="T10">private</text:span><text:span text:style-name="T11">:</text:span></text:p>
            <text:p text:style-name="P13"><text:span text:style-name="T10"><text:tab/></text:span><text:span text:style-name="T10">void</text:span><text:span text:style-name="T11"> log(</text:span><text:span text:style-name="T10">const</text:span><text:span text:style-name="T11"> </text:span><text:span text:style-name="T10">char</text:span><text:span text:style-name="T11">* msg) {</text:span></text:p>
            <text:p text:style-name="P13"><text:span text:style-name="T11"><text:tab/></text:span><text:span text:style-name="T11">cout &lt;&lt; "[" &lt;&lt; </text:span><text:span text:style-name="T10">this</text:span><text:span text:style-name="T11"> &lt;&lt; "] " </text:span></text:p>
            <text:p text:style-name="P13"><text:span text:style-name="T11"><text:tab/></text:span><text:span text:style-name="T11"><text:tab/></text:span><text:span text:style-name="T11">&lt;&lt; msg &lt;&lt; "\n"; } </text:span></text:p>
            <text:p text:style-name="P13"><text:span text:style-name="T11"><text:tab/></text:span><text:span text:style-name="T11">size_t m_size; </text:span><text:span text:style-name="T10">int</text:span><text:span text:style-name="T11">* m_data;</text:span></text:p>
            <text:p text:style-name="P13"><text:span text:style-name="T11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value reference by example (2)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value reference by example (2)</text:span></text:p>
          </draw:text-box>
        </draw:frame>
        <draw:frame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4">Now suppose the following assignment is taking place.</text:span></text:p>
              </text:list-item>
            </text:list>
            <text:p text:style-name="P6"><text:span text:style-name="T4"/></text:p>
            <text:p text:style-name="P10"><text:span text:style-name="T6"><text:tab/></text:span><text:span text:style-name="T6">Intvec v1(20);</text:span></text:p>
            <text:p text:style-name="P10"><text:span text:style-name="T6"><text:tab/></text:span><text:span text:style-name="T6">Intvec v2;</text:span></text:p>
            <text:p text:style-name="P10"><text:span text:style-name="T6"><text:tab/></text:span><text:span text:style-name="T6">cout &lt;&lt; "assigning lvalue...\n";</text:span></text:p>
            <text:p text:style-name="P10"><text:span text:style-name="T6"><text:tab/></text:span><text:span text:style-name="T12">v2 = v1;</text:span></text:p>
            <text:p text:style-name="P10"><text:span text:style-name="T6"><text:tab/></text:span><text:span text:style-name="T6">cout &lt;&lt; "ended assigning lvalue...\n";</text:span></text:p>
            <text:p text:style-name="P10"><text:span text:style-name="T6"/></text:p>
            <text:list text:continue-numbering="true" text:style-name="L2">
              <text:list-item>
                <text:p text:style-name="P6"><text:span text:style-name="T4">How many functions from class Intvec are called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value reference by example (3)" draw:style-name="dp1" draw:master-page-name="Title_20_and_20_Content" presentation:presentation-page-layout-name="AL2T11">
        <draw:frame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value reference by example (3)</text:span></text:p>
          </draw:text-box>
        </draw:frame>
        <draw:frame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4">copy assignment operator </text:span></text:p>
              </text:list-item>
              <text:list-item>
                <text:p text:style-name="P5"><text:span text:style-name="T4">copy constructor</text:span></text:p>
              </text:list-item>
              <text:list-item>
                <text:p text:style-name="P5"><text:span text:style-name="T4">destructor</text:span></text:p>
              </text:list-item>
            </text:list>
            <text:p text:style-name="P6"><text:span text:style-name="T4"/></text:p>
            <text:p text:style-name="P15"><text:span text:style-name="T13">Intvec&amp; </text:span><text:span text:style-name="T14">operator</text:span><text:span text:style-name="T13">=(</text:span><text:span text:style-name="T14">const</text:span><text:span text:style-name="T13"> Intvec&amp; other) {</text:span></text:p>
            <text:p text:style-name="P15"><text:span text:style-name="T13"><text:tab/></text:span><text:span text:style-name="T13"><text:tab/></text:span><text:span text:style-name="T13">log("copy assignment operator");</text:span></text:p>
            <text:p text:style-name="P15"><text:span text:style-name="T13"><text:tab/></text:span><text:span text:style-name="T13"><text:tab/></text:span><text:span text:style-name="T13">Intvec tmp(other);</text:span></text:p>
            <text:p text:style-name="P15"><text:span text:style-name="T13"><text:tab/></text:span><text:span text:style-name="T13"><text:tab/></text:span><text:span text:style-name="T13">std::swap(m_size, tmp.m_size);</text:span></text:p>
            <text:p text:style-name="P15"><text:span text:style-name="T13"><text:tab/></text:span><text:span text:style-name="T13"><text:tab/></text:span><text:span text:style-name="T13">std::swap(m_data, tmp.m_data);</text:span></text:p>
            <text:p text:style-name="P15"><text:span text:style-name="T14"><text:tab/></text:span><text:span text:style-name="T14"><text:tab/></text:span><text:span text:style-name="T14">return</text:span><text:span text:style-name="T13"> *</text:span><text:span text:style-name="T14">this</text:span><text:span text:style-name="T13">;</text:span></text:p>
            <text:p text:style-name="P15"><text:span text:style-name="T1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value reference by example (4)" draw:style-name="dp1" draw:master-page-name="Title_20_and_20_Content" presentation:presentation-page-layout-name="AL2T11">
        <draw:frame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value reference by example (4)</text:span></text:p>
          </draw:text-box>
        </draw:frame>
        <draw:frame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4">Now suppose the following assignment is taking place.</text:span></text:p>
              </text:list-item>
            </text:list>
            <text:p text:style-name="P10"><text:span text:style-name="T6"/></text:p>
            <text:p text:style-name="P10"><text:span text:style-name="T6"><text:tab/></text:span><text:span text:style-name="T6">Intvec v2;</text:span></text:p>
            <text:p text:style-name="P10"><text:span text:style-name="T6"><text:tab/></text:span><text:span text:style-name="T6">cout &lt;&lt; "assigning lvalue...\n";</text:span></text:p>
            <text:p text:style-name="P10"><text:span text:style-name="T6"><text:tab/></text:span><text:span text:style-name="T12">v2 = Intvec(20);</text:span></text:p>
            <text:p text:style-name="P10"><text:span text:style-name="T6"><text:tab/></text:span><text:span text:style-name="T6">cout &lt;&lt; "ended assigning lvalue...\n";</text:span></text:p>
            <text:p text:style-name="P10"><text:span text:style-name="T6"/></text:p>
            <text:list text:continue-numbering="true" text:style-name="L2">
              <text:list-item>
                <text:p text:style-name="P6"><text:span text:style-name="T4">How many functions from class Intvec are called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value reference by example (5)" draw:style-name="dp1" draw:master-page-name="Title_20_and_20_Content" presentation:presentation-page-layout-name="AL2T11">
        <draw:frame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value reference by example (5)</text:span></text:p>
          </draw:text-box>
        </draw:frame>
        <draw:frame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4">constructor : </text:span><text:span text:style-name="T15">Intvec(20);</text:span></text:p>
              </text:list-item>
              <text:list-item>
                <text:p text:style-name="P5"><text:span text:style-name="T4">copy assignment operator</text:span></text:p>
              </text:list-item>
              <text:list-item>
                <text:p text:style-name="P5"><text:span text:style-name="T4">copy constructor : </text:span><text:span text:style-name="T16">Intvec tmp(other);</text:span></text:p>
              </text:list-item>
              <text:list-item>
                <text:p text:style-name="P5"><text:span text:style-name="T4">destructor</text:span></text:p>
              </text:list-item>
              <text:list-item>
                <text:p text:style-name="P5"><text:span text:style-name="T4">destructor : </text:span><text:span text:style-name="T16">temporary object</text:span></text:p>
              </text:list-item>
            </text:list>
            <text:p text:style-name="P6"><text:span text:style-name="T4"/></text:p>
            <text:p text:style-name="P15"><text:span text:style-name="T13">Intvec&amp; </text:span><text:span text:style-name="T14">operator</text:span><text:span text:style-name="T13">=(</text:span><text:span text:style-name="T14">const</text:span><text:span text:style-name="T13"> Intvec&amp; other) {</text:span></text:p>
            <text:p text:style-name="P15"><text:span text:style-name="T13"><text:tab/></text:span><text:span text:style-name="T13"><text:tab/></text:span><text:span text:style-name="T13">log("copy assignment operator");</text:span></text:p>
            <text:p text:style-name="P15"><text:span text:style-name="T13"><text:tab/></text:span><text:span text:style-name="T13"><text:tab/></text:span><text:span text:style-name="T13">Intvec tmp(other);</text:span></text:p>
            <text:p text:style-name="P15"><text:span text:style-name="T13"><text:tab/></text:span><text:span text:style-name="T13"><text:tab/></text:span><text:span text:style-name="T13">std::swap(m_size, tmp.m_size);</text:span></text:p>
            <text:p text:style-name="P15"><text:span text:style-name="T13"><text:tab/></text:span><text:span text:style-name="T13"><text:tab/></text:span><text:span text:style-name="T13">std::swap(m_data, tmp.m_data);</text:span></text:p>
            <text:p text:style-name="P15"><text:span text:style-name="T14"><text:tab/></text:span><text:span text:style-name="T14"><text:tab/></text:span><text:span text:style-name="T14">return</text:span><text:span text:style-name="T13"> *</text:span><text:span text:style-name="T14">this</text:span><text:span text:style-name="T13">;</text:span></text:p>
            <text:p text:style-name="P15"><text:span text:style-name="T1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value reference by example (5)" draw:style-name="dp1" draw:master-page-name="Title_20_and_20_Content" presentation:presentation-page-layout-name="AL2T11">
        <draw:frame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value reference by example (5)</text:span></text:p>
          </draw:text-box>
        </draw:frame>
        <draw:frame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4">What if in assignment we knew that the parameter is temporary?</text:span></text:p>
              </text:list-item>
            </text:list>
            <text:p text:style-name="P5"><text:span text:style-name="T4"/></text:p>
            <text:p text:style-name="P16"><text:span text:style-name="T17">Intvec&amp; operator=(</text:span><text:span text:style-name="T18">&lt;tell me compiler if other is an lvalue or an rvalue&gt; </text:span><text:span text:style-name="T17">other) {</text:span></text:p>
            <text:p text:style-name="P16"><text:span text:style-name="T17"/></text:p>
            <text:p text:style-name="P16"><text:span text:style-name="T17"><text:tab/></text:span><text:span text:style-name="T17"><text:tab/></text:span><text:span text:style-name="T18">// if other is an rvalue then i don’t need to create tmp</text:span></text:p>
            <text:p text:style-name="P16"><text:span text:style-name="T18"><text:tab/></text:span><text:span text:style-name="T18"><text:tab/></text:span><text:span text:style-name="T18">//because other itself is temporary</text:span></text:p>
            <text:p text:style-name="P16"><text:span text:style-name="T17"><text:tab/></text:span><text:span text:style-name="T17"><text:tab/></text:span><text:span text:style-name="T17">//Intvec tmp(other);</text:span></text:p>
            <text:p text:style-name="P16"><text:span text:style-name="T17"><text:tab/></text:span><text:span text:style-name="T17"><text:tab/></text:span><text:span text:style-name="T17">//std::swap(m_size, tmp.m_size);</text:span></text:p>
            <text:p text:style-name="P16"><text:span text:style-name="T17"><text:tab/></text:span><text:span text:style-name="T17"><text:tab/></text:span><text:span text:style-name="T17">//std::swap(m_data, tmp.m_data);</text:span></text:p>
            <text:p text:style-name="P16"><text:span text:style-name="T17"><text:tab/></text:span><text:span text:style-name="T17"><text:tab/></text:span></text:p>
            <text:p text:style-name="P16"><text:span text:style-name="T17"><text:tab/></text:span><text:span text:style-name="T17"><text:tab/></text:span><text:span text:style-name="T17">std::swap(m_size, other.m_size);</text:span></text:p>
            <text:p text:style-name="P16"><text:span text:style-name="T17"><text:tab/></text:span><text:span text:style-name="T17"><text:tab/></text:span><text:span text:style-name="T17">std::swap(m_data, other.m_data);</text:span></text:p>
            <text:p text:style-name="P16"><text:span text:style-name="T17"/></text:p>
            <text:p text:style-name="P16"><text:span text:style-name="T18"><text:tab/></text:span><text:span text:style-name="T18"><text:tab/></text:span><text:span text:style-name="T17">return *this;</text:span></text:p>
            <text:p text:style-name="P16"><text:span text:style-name="T17">}</text:span></text:p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value reference by example (6)" draw:style-name="dp1" draw:master-page-name="Title_20_and_20_Content" presentation:presentation-page-layout-name="AL2T11">
        <draw:frame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value reference by example (6)</text:span></text:p>
          </draw:text-box>
        </draw:frame>
        <draw:frame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4">And this is why rvalue reference is invented!</text:span></text:p>
              </text:list-item>
            </text:list>
            <text:p text:style-name="P6"><text:span text:style-name="T4"/></text:p>
            <text:p text:style-name="P17"><text:span text:style-name="T19">Intvec&amp; operator=(</text:span><text:span text:style-name="T20">Intvec &amp;&amp; </text:span><text:span text:style-name="T19">other) {</text:span></text:p>
            <text:p text:style-name="P17"><text:span text:style-name="T19"><text:tab/></text:span><text:span text:style-name="T19"><text:tab/></text:span><text:span text:style-name="T19">log("move assignment operator");</text:span></text:p>
            <text:p text:style-name="P17"><text:span text:style-name="T19"><text:tab/></text:span><text:span text:style-name="T19"><text:tab/></text:span><text:span text:style-name="T19">std::swap(m_size, other.m_size);</text:span></text:p>
            <text:p text:style-name="P17"><text:span text:style-name="T19"><text:tab/></text:span><text:span text:style-name="T19"><text:tab/></text:span><text:span text:style-name="T19">std::swap(m_data, other.m_data);</text:span></text:p>
            <text:p text:style-name="P17"><text:span text:style-name="T19"/></text:p>
            <text:p text:style-name="P17"><text:span text:style-name="T20"><text:tab/></text:span><text:span text:style-name="T20"><text:tab/></text:span><text:span text:style-name="T19">return *this;</text:span></text:p>
            <text:p text:style-name="P17"><text:span text:style-name="T19">}</text:span></text:p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value reference by example (7)" draw:style-name="dp1" draw:master-page-name="Title_20_and_20_Content" presentation:presentation-page-layout-name="AL2T11">
        <draw:frame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value reference by example (7)</text:span></text:p>
          </draw:text-box>
        </draw:frame>
        <draw:frame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4">Now suppose the following assignment is taking place.</text:span></text:p>
              </text:list-item>
            </text:list>
            <text:p text:style-name="P6"><text:span text:style-name="T4"/></text:p>
            <text:p text:style-name="P6"><text:span text:style-name="T4"><text:tab/></text:span><text:span text:style-name="T4">Intvec v2;</text:span></text:p>
            <text:p text:style-name="P6"><text:span text:style-name="T4"><text:tab/></text:span><text:span text:style-name="T4">cout &lt;&lt; "assigning lvalue...\n";</text:span></text:p>
            <text:p text:style-name="P6"><text:span text:style-name="T4"><text:tab/></text:span><text:span text:style-name="T15">v2 = Intvec(20);</text:span></text:p>
            <text:p text:style-name="P6"><text:span text:style-name="T4"><text:tab/></text:span><text:span text:style-name="T4">cout &lt;&lt; "ended assigning lvalue...\n";</text:span></text:p>
            <text:p text:style-name="P6"><text:span text:style-name="T4"/></text:p>
            <text:list text:continue-numbering="true" text:style-name="L2">
              <text:list-item>
                <text:p text:style-name="P6"><text:span text:style-name="T4">How many functions from class Intvec are called?</text:span></text:p>
              </text:list-item>
            </text:list>
            <text:p text:style-name="P6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value reference by example (8)" draw:style-name="dp1" draw:master-page-name="Title_20_and_20_Content" presentation:presentation-page-layout-name="AL2T11">
        <draw:frame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value reference by example (8)</text:span></text:p>
          </draw:text-box>
        </draw:frame>
        <draw:frame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4">constructor : Intvec</text:span><text:span text:style-name="T16">(20);</text:span></text:p>
              </text:list-item>
              <text:list-item>
                <text:p text:style-name="P5"><text:span text:style-name="T4">move assignment operator</text:span></text:p>
              </text:list-item>
              <text:list-item>
                <text:p text:style-name="P5"><text:span text:style-name="T4">destructor :</text:span><text:span text:style-name="T16"> temporary object</text:span></text:p>
              </text:list-item>
            </text:list>
            <text:p text:style-name="P6"><text:span text:style-name="T4"/></text:p>
            <text:p text:style-name="P10"><text:span text:style-name="T6">Intvec&amp; operator=(</text:span><text:span text:style-name="T12">Intvec &amp;&amp; </text:span><text:span text:style-name="T6">other) {</text:span></text:p>
            <text:p text:style-name="P10"><text:span text:style-name="T6"><text:tab/></text:span><text:span text:style-name="T6"><text:tab/></text:span><text:span text:style-name="T6">log("move assignment operator");</text:span></text:p>
            <text:p text:style-name="P10"><text:span text:style-name="T6"><text:tab/></text:span><text:span text:style-name="T6"><text:tab/></text:span><text:span text:style-name="T6">std::swap(m_size, other.m_size);</text:span></text:p>
            <text:p text:style-name="P10"><text:span text:style-name="T6"><text:tab/></text:span><text:span text:style-name="T6"><text:tab/></text:span><text:span text:style-name="T6">std::swap(m_data, other.m_data);</text:span></text:p>
            <text:p text:style-name="P10"><text:span text:style-name="T6"/></text:p>
            <text:p text:style-name="P10"><text:span text:style-name="T12"><text:tab/></text:span><text:span text:style-name="T12"><text:tab/></text:span><text:span text:style-name="T6">return *this;</text:span></text:p>
            <text:p text:style-name="P10"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td::move" draw:style-name="dp1" draw:master-page-name="Title_20_and_20_Content" presentation:presentation-page-layout-name="AL2T11">
        <draw:frame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td::move</text:span></text:p>
          </draw:text-box>
        </draw:frame>
        <draw:frame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11"><text:span text:style-name="T7">std::move transforms an lvalue to rvalue.</text:span></text:p>
              </text:list-item>
            </text:list>
            <text:p text:style-name="P10"><text:span text:style-name="T6"/></text:p>
            <text:p text:style-name="P10"><text:span text:style-name="T6">void rval(int &amp;&amp; m) {</text:span></text:p>
            <text:p text:style-name="P10"><text:span text:style-name="T6"><text:tab/></text:span><text:span text:style-name="T6">m = m + 1;</text:span></text:p>
            <text:p text:style-name="P10"><text:span text:style-name="T6"><text:tab/></text:span><text:span text:style-name="T6">cout &lt;&lt; "rval: " &lt;&lt; m &lt;&lt; endl;</text:span></text:p>
            <text:p text:style-name="P10"><text:span text:style-name="T6">} </text:span></text:p>
            <text:p text:style-name="P10"><text:span text:style-name="T6">rval(5); //it works because 5 is a rvalue</text:span></text:p>
            <text:p text:style-name="P10"><text:span text:style-name="T6">int t = 42;</text:span></text:p>
            <text:p text:style-name="P10"><text:span text:style-name="T6">rval(t); //it does not work because t is a lvalue</text:span></text:p>
            <text:p text:style-name="P10"><text:span text:style-name="T6">rvalue(move(t)); //it work because move transforms t to rvalue</text:span></text:p>
            <text:p text:style-name="P10"><text:span text:style-name="T6"/></text:p>
            <text:p text:style-name="P10"><text:span text:style-name="T6">cout &lt;&lt; "t=" &lt;&lt; t &lt;&lt; endl; // now t has changed to 43!</text:span></text:p>
            <text:p text:style-name="P18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Example of move constructor" draw:style-name="dp1" draw:master-page-name="Title_20_and_20_Content" presentation:presentation-page-layout-name="AL2T11">
        <draw:frame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xample of move constructor</text:span></text:p>
          </draw:text-box>
        </draw:frame>
        <draw:frame presentation:style-name="pr5" draw:text-style-name="P4" draw:layer="layout" svg:width="10.429cm" svg:height="13.28cm" svg:x="1.27cm" svg:y="4.445cm" presentation:class="outline" presentation:user-transformed="true">
          <draw:text-box>
            <text:p text:style-name="P19"><text:span text:style-name="T21">class ArrayWrapper</text:span></text:p>
            <text:p text:style-name="P19"><text:span text:style-name="T21">{</text:span></text:p>
            <text:p text:style-name="P19"><text:span text:style-name="T21">public:</text:span></text:p>
            <text:p text:style-name="P19"><text:span text:style-name="T21">    </text:span><text:span text:style-name="T21">// default constructor produces</text:span></text:p>
            <text:p text:style-name="P19"><text:span text:style-name="T21"><text:s text:c="4"/></text:span><text:span text:style-name="T21">// a moderately sized array</text:span></text:p>
            <text:p text:style-name="P19"><text:span text:style-name="T21">    </text:span><text:span text:style-name="T21">ArrayWrapper ()</text:span></text:p>
            <text:p text:style-name="P19"><text:span text:style-name="T21">        </text:span><text:span text:style-name="T21">: _p_vals( new int[ 64 ] )</text:span></text:p>
            <text:p text:style-name="P19"><text:span text:style-name="T21">        </text:span><text:span text:style-name="T21">, _metadata( 64, "ArrayWrapper" )</text:span></text:p>
            <text:p text:style-name="P19"><text:span text:style-name="T21">    </text:span><text:span text:style-name="T21">{}</text:span></text:p>
            <text:p text:style-name="P19"><text:span text:style-name="T21"> </text:span></text:p>
            <text:p text:style-name="P19"><text:span text:style-name="T21">    </text:span><text:span text:style-name="T21">ArrayWrapper (int n)</text:span></text:p>
            <text:p text:style-name="P19"><text:span text:style-name="T21">        </text:span><text:span text:style-name="T21">: _p_vals( new int[ n ] )</text:span></text:p>
            <text:p text:style-name="P19"><text:span text:style-name="T21">        </text:span><text:span text:style-name="T21">, _metadata( n, "ArrayWrapper" )</text:span></text:p>
            <text:p text:style-name="P19"><text:span text:style-name="T21">    </text:span><text:span text:style-name="T21">{}</text:span></text:p>
            <text:p text:style-name="P19"><text:span text:style-name="T21"> </text:span></text:p>
            <text:p text:style-name="P19"><text:span text:style-name="T21">  </text:span><text:span text:style-name="T22">  </text:span><text:span text:style-name="T22">// move constructor</text:span></text:p>
            <text:p text:style-name="P19"><text:span text:style-name="T21">    </text:span><text:span text:style-name="T21">ArrayWrapper (ArrayWrapper&amp;&amp; other)</text:span></text:p>
            <text:p text:style-name="P19"><text:span text:style-name="T21">        </text:span><text:span text:style-name="T21">: _p_vals( other._p_vals  )</text:span></text:p>
            <text:p text:style-name="P19"><text:span text:style-name="T21">        </text:span><text:span text:style-name="T21">, _metadata( move(other._metadata))</text:span></text:p>
            <text:p text:style-name="P19"><text:span text:style-name="T21">    </text:span><text:span text:style-name="T21">{</text:span></text:p>
            <text:p text:style-name="P19"><text:span text:style-name="T21">        </text:span><text:span text:style-name="T21">other._p_vals = NULL;</text:span></text:p>
            <text:p text:style-name="P19"><text:span text:style-name="T21">        </text:span><text:span text:style-name="T21">other._size = 0;</text:span></text:p>
            <text:p text:style-name="P19"><text:span text:style-name="T21">    </text:span><text:span text:style-name="T21">}</text:span></text:p>
          </draw:text-box>
        </draw:frame>
        <draw:custom-shape draw:style-name="gr2" draw:text-style-name="P4" draw:layer="layout" svg:width="9.829cm" svg:height="12.571cm" svg:x="12.7cm" svg:y="4.524cm">
          <text:p text:style-name="P19"><text:span text:style-name="T21">    </text:span><text:span text:style-name="T22">// copy constructor</text:span></text:p>
          <text:p text:style-name="P19"><text:span text:style-name="T21">    </text:span><text:span text:style-name="T21">ArrayWrapper (const ArrayWrapper&amp; other)</text:span></text:p>
          <text:p text:style-name="P19"><text:span text:style-name="T21">        </text:span><text:span text:style-name="T21">: _p_vals( new int[ other._metadata.getSize()  ] )</text:span></text:p>
          <text:p text:style-name="P19"><text:span text:style-name="T21">        </text:span><text:span text:style-name="T21">, _metadata( other._metadata )</text:span></text:p>
          <text:p text:style-name="P19"><text:span text:style-name="T21">    </text:span><text:span text:style-name="T21">{</text:span></text:p>
          <text:p text:style-name="P19"><text:span text:style-name="T21">        </text:span><text:span text:style-name="T21">for ( int i = 0; i &lt; _metadata.getSize(); ++i )</text:span></text:p>
          <text:p text:style-name="P19"><text:span text:style-name="T21">        </text:span><text:span text:style-name="T21">{</text:span></text:p>
          <text:p text:style-name="P19"><text:span text:style-name="T21">            </text:span><text:span text:style-name="T21">_p_vals[ i ] = other._p_vals[ i ];</text:span></text:p>
          <text:p text:style-name="P19"><text:span text:style-name="T21">        </text:span><text:span text:style-name="T21">}</text:span></text:p>
          <text:p text:style-name="P19"><text:span text:style-name="T21">    </text:span><text:span text:style-name="T21">}</text:span></text:p>
          <text:p text:style-name="P19"><text:span text:style-name="T21">    </text:span><text:span text:style-name="T21">~ArrayWrapper ()</text:span></text:p>
          <text:p text:style-name="P19"><text:span text:style-name="T21">    </text:span><text:span text:style-name="T21">{</text:span></text:p>
          <text:p text:style-name="P19"><text:span text:style-name="T21">        </text:span><text:span text:style-name="T21">delete [] _p_vals;</text:span></text:p>
          <text:p text:style-name="P19"><text:span text:style-name="T21">    </text:span><text:span text:style-name="T21">}</text:span></text:p>
          <text:p text:style-name="P19"><text:span text:style-name="T21"> </text:span></text:p>
          <text:p text:style-name="P19"><text:span text:style-name="T21">public:</text:span></text:p>
          <text:p text:style-name="P19"><text:span text:style-name="T21">    </text:span><text:span text:style-name="T21">int *_p_vals;</text:span></text:p>
          <text:p text:style-name="P19"><text:span text:style-name="T21">    </text:span><text:span text:style-name="T21">Metadata _metadata;</text:span></text:p>
          <text:p text:style-name="P19"><text:span text:style-name="T21">};</text:span></text:p>
          <text:p text:style-name="P19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draw:frame presentation:style-name="pr9" draw:text-style-name="P20" draw:layer="layout" svg:width="22.859cm" svg:height="3.174cm" svg:x="1.27cm" svg:y="0.763cm" presentation:class="title">
          <draw:text-box>
            <text:p><text:span text:style-name="T23">Sources</text:span></text:p>
          </draw:text-box>
        </draw:frame>
        <draw:frame presentation:style-name="pr5" draw:text-style-name="P14" draw:layer="layout" svg:width="21.589cm" svg:height="13.153cm" svg:x="1.271cm" svg:y="4.572cm" presentation:class="outline" presentation:user-transformed="true">
          <draw:text-box>
            <text:p text:style-name="P19"><text:span text:style-name="T11">[1] </text:span><text:span text:style-name="T11"><text:a xlink:href="http://eli.thegreenplace.net/2011/12/15/understanding-lvalues-and-rvalues-in-c-and-c" xlink:type="simple">http://eli.thegreenplace.net/2011/12/15/understanding-lvalues-and-rvalues-in-c-and-c</text:a></text:span></text:p>
            <text:p text:style-name="P19"><text:span text:style-name="T11">[2] http://www.cprogramming.com/c++11/rvalue-references-and-move-semantics-in-c++11.html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nl" fo:country="N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nl" style:country-asian="NL" style:font-style-asian="normal" style:font-weight-asian="normal" style:font-name-complex="FreeSans" style:font-family-complex="FreeSans" style:font-family-generic-complex="system" style:font-pitch-complex="variable" style:font-size-complex="32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nl" fo:country="N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nl" style:country-asian="NL" style:font-style-asian="normal" style:font-weight-asian="normal" style:font-name-complex="FreeSans" style:font-family-complex="FreeSans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nl" fo:country="N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nl" style:country-asian="NL" style:font-style-asian="normal" style:font-weight-asian="normal" style:font-name-complex="FreeSans" style:font-family-complex="FreeSans" style:font-family-generic-complex="system" style:font-pitch-complex="variable" style:font-size-complex="32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nl" fo:country="N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nl" style:country-asian="NL" style:font-style-asian="normal" style:font-weight-asian="normal" style:font-name-complex="FreeSans" style:font-family-complex="FreeSans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1-01">11/1/14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1-01">11/1/14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1-01T15:57:18.456581826</dc:date>
    <meta:generator>LibreOffice/4.2.6.3$Linux_X86_64 LibreOffice_project/420m0$Build-3</meta:generator>
    <meta:editing-duration>PT48M47S</meta:editing-duration>
    <meta:editing-cycles>14</meta:editing-cycles>
    <meta:document-statistic meta:object-count="106"/>
  </office:meta>
</office:document-meta>
</file>